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iktorie,</text:p>
      <text:p text:style-name="Normal">v tento valentýnský den mi dovol, abych ti popřál radost a láska naplněný čas, jako dvojici Blíženců, která se s radostí potuluje po nekonečných polích vzájemného porozumění. Naše sdílení zvířecího znamení nás obklopuje tajemstvím, jako když dvě duše, každá s vlastním světlem, prozáří mlhu nejistoty, aby společně odhalily závoj tajemství, jež duchovní cesty ukrývají. Tvůj strážný anděl Raziel nám přisuzuje schopnost porozumět šifrám světa, je nám dáno kráčet cestou poznání s otevřenými srdci a hledajícími dušemi.</text:p>
      <text:p text:style-name="Normal">Nechť je naše společná cesta poseta květy pochopení a podporou, která překoná všechna tajemství, a vzájemně se doplňující energie Blíženců nám pomůže objevovat nejnádhernější tajemství vůbec - tajemství lásky. Víra v nás a naše spojení představuje klíč k odhalení nekonečných možností, které před námi svět ukrývá. S čistým srdcem a myslí nasměřovanou k budoucím dobrodružstvím Ti přeji, aby každý den byl plný objevů, které posílí naši cestu blízkosti a porozumě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